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0.7583in" table:align="left"/>
    </style:style>
    <style:style style:name="Table1.A" style:family="table-column">
      <style:table-column-properties style:column-width="0.7583in"/>
    </style:style>
    <style:style style:name="Table1.1" style:family="table-row">
      <style:table-row-properties style:min-row-height="0.1979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font-size="16pt" fo:background-color="#33cc66" style:font-size-asian="16pt" style:font-size-complex="16pt"/>
    </style:style>
    <style:style style:name="P4" style:family="paragraph" style:parent-style-name="Standard">
      <style:text-properties fo:font-size="16pt" fo:background-color="#ffff00" style:font-size-asian="16pt" style:font-size-complex="16pt"/>
    </style:style>
    <style:style style:name="P5" style:family="paragraph" style:parent-style-name="Standard">
      <style:text-properties fo:color="#000000" fo:font-weight="normal" style:font-weight-asian="normal" style:font-weight-complex="normal"/>
    </style:style>
    <style:style style:name="P6" style:family="paragraph" style:parent-style-name="Standard">
      <style:text-properties fo:color="#000000" fo:font-weight="normal" fo:background-color="#00ffff" style:font-weight-asian="normal" style:font-weight-complex="normal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ein_core: <text:s/>Tools for analysis of proteins, peptides and genes</text:p>
      <text:p text:style-name="Standard"/>
      <text:p text:style-name="P2">extract_gi(filename, sheetname, outfile, gi_sheet_name = 'gi')</text:p>
      <text:p text:style-name="Standard"/>
      <text:p text:style-name="Standard">Creates a separate sheet of gi's for pathway pallete input.</text:p>
      <text:p text:style-name="Standard"/>
      <text:p text:style-name="P2">gi2geneID, gi2geneName, geneID2geneName = create_gene_dicts(organism)</text:p>
      <text:p text:style-name="Standard"/>
      <text:p text:style-name="Standard">This creates a dictionary for going from gi to gene name or gene ID. <text:s/>Used by other scripts to annonate xls files.</text:p>
      <text:p text:style-name="Standard"/>
      <text:p text:style-name="Standard">organism = "HUMAN" or "MOUSE"</text:p>
      <text:p text:style-name="Standard"><text:s text:c="4"/>returns gi2geneID, gi2geneName, geneID2geneName</text:p>
      <text:p text:style-name="Standard"><text:s text:c="4"/>note geneIDs are integers, not strings</text:p>
      <text:p text:style-name="Standard"/>
      <text:p text:style-name="P3">Matching Gene Names from a list</text:p>
      <text:p text:style-name="P2">match_gene_names(filename, sheet, genelist, output)</text:p>
      <text:p text:style-name="Standard">Matches 'GeneName' column to a list (csv format, or list - checks type) and outputs a text file of matches</text:p>
      <text:p text:style-name="Standard"/>
      <text:p text:style-name="P2">match_gene_names2xls(filename, sheet, genelist, out_sheet)</text:p>
      <text:p text:style-name="P5">Looks for particular genes (in a .csv list) and makes a sheet with JUST these entries in a new worksheet (out_sheet = name).</text:p>
      <text:p text:style-name="P5"/>
      <text:p text:style-name="Standard">Matches 'GeneName' column to a csv formatted list, outputs list to same xls in sheet out_sheet</text:p>
      <text:p text:style-name="Standard">New sheet: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>GeneName</text:p>
          </table:table-cell>
        </table:table-row>
        <table:table-row table:style-name="Table1.1">
          <table:table-cell table:style-name="Table1.A1" office:value-type="string">
            <text:p text:style-name="Table_20_Contents">HADHA</text:p>
          </table:table-cell>
        </table:table-row>
        <table:table-row table:style-name="Table1.1">
          <table:table-cell table:style-name="Table1.A1" office:value-type="string">
            <text:p text:style-name="Table_20_Contents">VDAC3</text:p>
          </table:table-cell>
        </table:table-row>
        <table:table-row table:style-name="Table1.1">
          <table:table-cell table:style-name="Table1.A1" office:value-type="string">
            <text:p text:style-name="Table_20_Contents">IDH3A</text:p>
          </table:table-cell>
        </table:table-row>
        <table:table-row table:style-name="Table1.1">
          <table:table-cell table:style-name="Table1.A1" office:value-type="string">
            <text:p text:style-name="Table_20_Contents">OGDH</text:p>
          </table:table-cell>
        </table:table-row>
      </table:table>
      <text:p text:style-name="Standard"/>
      <text:p text:style-name="Standard"/>
      <text:p text:style-name="P2">match_gene_namesInXLS(filename, sheet, genelist, title, loosen=[])</text:p>
      <text:p text:style-name="Standard">Give function the filename and sheetname for the xls file, along with the path to the .txt file (target genes) and the column title. <text:s/>Adds a column with the specified title in the specified xls file with True or False if the GeneName matches any in the .txt file list.</text:p>
      <text:p text:style-name="Standard"><text:s/></text:p>
      <text:p text:style-name="Standard">Loosen lets you type beginning family member name to widen scope, i.e. ALDH would pick up ALDH1, ALDH2, etc.</text:p>
      <text:p text:style-name="Standard"/>
      <text:p text:style-name="Standard">protein_core.match_gene_namesInXLS(E.D['4pt'], "Data", gene_list, "Targets", ['ALDH', 'ATP', 'NDUF'])</text:p>
      <text:p text:style-name="Standard"/>
      <text:p text:style-name="P3">Protein Relative Modifications</text:p>
      <text:p text:style-name="P2">protein_relative_modifications(filename, sheet)</text:p>
      <text:p text:style-name="Standard"><text:soft-page-break/><text:tab/>Adds protein relative modifications to a multiplierz sheet. <text:s/>Needs “Start Position” and “Variable Modifications” columns.</text:p>
      <text:p text:style-name="Standard"/>
      <text:p text:style-name="P3">Annotate multiplierz sheet with GENE NAMES</text:p>
      <text:p text:style-name="P2">label_multiplierz_sheet(filename, organism = "HUMAN", sheetname = "Data")</text:p>
      <text:p text:style-name="Standard"><text:s text:c="4"/>Adds gene names to a multiplierz sheet</text:p>
      <text:p text:style-name="Standard"/>
      <text:p text:style-name="P3">Extracting Regulated xls entries</text:p>
      <text:p text:style-name="P2">def extract_regulated(filename, uratio, column_header, sheet_name = "Data", trim=True, extreme=False, ext_thresh=0.05, stringent=False)</text:p>
      <text:p text:style-name="Standard"><text:s text:c="4"/>Makes separate sheets in a multiplierz file with "regulated" up or down entries</text:p>
      <text:p text:style-name="Standard"><text:s text:c="4"/>Mode 1: extreme=False;</text:p>
      <text:p text:style-name="Standard"><text:s text:c="8"/>Uses uratio (ratio i.e. 1.5 fold or 2 fold).</text:p>
      <text:p text:style-name="Standard"><text:s text:c="8"/>column header should be 'condition X\ condition Y'</text:p>
      <text:p text:style-name="Standard"><text:s text:c="8"/>trim should be a very low number i.e. 0.0000000000001 to exclude bogus values</text:p>
      <text:p text:style-name="Standard"><text:s text:c="4"/>Mode 2: extreme=True</text:p>
      <text:p text:style-name="Standard"><text:s text:c="8"/>Extracts extreme values at threshold (ext_thres)</text:p>
      <text:p text:style-name="Standard"><text:s text:c="4"/>If stringent = True, only use protein unique entries</text:p>
      <text:p text:style-name="Standard"/>
      <text:p text:style-name="P3">Create Protein Report</text:p>
      <text:p text:style-name="P2">def create_report(filename, peptide_stringency, organism = "HUMAN")</text:p>
      <text:p text:style-name="Standard"><text:s text:c="4"/>Makes a protein report</text:p>
      <text:p text:style-name="Standard"/>
      <text:p text:style-name="P2">grab_gi (gi, organism)</text:p>
      <text:p text:style-name="Standard"><text:s text:c="4"/>Looks up gi from database. <text:s/>Takes a bit of time as parsing large text file.</text:p>
      <text:p text:style-name="Standard"><text:s text:c="4"/>Right now only does human.</text:p>
      <text:p text:style-name="Standard"><text:s text:c="4"/><text:span text:style-name="T1">Returns complete protein sequence</text:span></text:p>
      <text:p text:style-name="Standard"/>
      <text:p text:style-name="P2">def count_unique_peptides(filename, sheet)</text:p>
      <text:p text:style-name="Standard"><text:tab/>Simple script to count number of unique peptide sequences in a multiplierz sheet. <text:s/></text:p>
      <text:p text:style-name="Standard"/>
      <text:p text:style-name="Standard"><text:tab/>Ignores:</text:p>
      <text:p text:style-name="Standard"><text:tab/><text:tab/>Variable mofications <text:s/></text:p>
      <text:p text:style-name="Standard"><text:tab/><text:tab/>Reverse database hits</text:p>
      <text:p text:style-name="Standard"/>
      <text:p text:style-name="Standard"><text:tab/>Simply outputs result to screen</text:p>
      <text:p text:style-name="Standard"/>
      <text:p text:style-name="P2">make_phospho_sheet(file, sheetname)</text:p>
      <text:p text:style-name="Standard"><text:tab/>Makes a separate sheet for rows with Phospho in varmod</text:p>
      <text:p text:style-name="Standard"/>
      <text:p text:style-name="P2">make_sub_sheet(filename, sheetname="Data", test_col="Targets", pos=True, new_sheet="Targets")</text:p>
      <text:p text:style-name="Standard"><text:tab/>Makes a separate sheet (named new_sheet) for rows that have a value of pos (default bool True read “TRUE” from excel sheet) in column test_col.</text:p>
      <text:p text:style-name="Standard"/>
      <text:p text:style-name="P2">make_protein_sheet(filename, sheetname = "Data", gi = 'None', name="None")</text:p>
      <text:p text:style-name="Standard"><text:tab/>From sheet sheetname in file, finds all rows with gi and makes a new sheet with title of name</text:p>
      <text:p text:style-name="Standard"/>
      <text:p text:style-name="P2"><text:soft-page-break/>label_kinases(filename, sheetname="Data", organism="HUMAN")</text:p>
      <text:p text:style-name="P7">See entry below.</text:p>
      <text:p text:style-name="P7"/>
      <text:p text:style-name="Standard"/>
      <text:p text:style-name="P3">MOTIF ANALYSIS</text:p>
      <text:p text:style-name="P2">PKC_motif_analysis(filename, sheet)</text:p>
      <text:p text:style-name="Standard"><text:s text:c="4"/></text:p>
      <text:p text:style-name="Standard"><text:tab/>Looks for patterns related to protein kinase C substrate motifs. Pa1 is a pattern observed from actual data of peptides pulled down with #2261, while Pa2 is a pattern derived from the product sheet. <text:s/>Makes two columns “Motif Match 1” and “Motif Match 2” with a true or false result from the pattern match.</text:p>
      <text:p text:style-name="Standard"/>
      <text:p text:style-name="Standard"><text:tab/>pa1 = re.compile('.*?[ST][FLV].?[RK]')</text:p>
      <text:p text:style-name="Standard"><text:s text:c="4"/><text:tab/>pa2 = re.compile('.*?[RK]\w[S][FLVYIAMWG][RK]')</text:p>
      <text:p text:style-name="Standard"/>
      <text:p text:style-name="P2">def MHC_motif_analysis(filename, sheet)</text:p>
      <text:p text:style-name="Standard"><text:tab/>Labels mutliplierz sheet with True if the peptide length is from 9-12 amino acids and ends with any of: <text:s/>["L", "I", "V", "F", "Y", "W", "A", "M"]</text:p>
      <text:p text:style-name="Standard"/>
      <text:p text:style-name="P3">QUICK COUNTS</text:p>
      <text:p text:style-name="Standard"/>
      <text:p text:style-name="P2">quick_gene_summary(filename, sheet, unique=False)</text:p>
      <text:p text:style-name="Standard"/>
      <text:p text:style-name="Standard">return genes (set of genes)</text:p>
      <text:p text:style-name="Standard"/>
      <text:p text:style-name="P3">iTRAQ</text:p>
      <text:p text:style-name="Standard"/>
      <text:p text:style-name="P2">gene_level_iTRAQ_Condensation(filename, sheetname = "Data", plex=4)</text:p>
      <text:p text:style-name="Standard"/>
      <text:p text:style-name="Standard">Sums iTRAQ reporters for all peptides that match a gene uniquely. <text:s/>If peptide matches multiple genes, it is ignored. <text:s/>Makes output xls and ppt files based on xls file name. <text:s/>Supports 4-plex and 8-plex iTRAQ.</text:p>
      <text:p text:style-name="Standard"/>
      <text:p text:style-name="P2">protein_level_iTRAQ_Condensation(filename, sheetname = "Data", plex=4)</text:p>
      <text:p text:style-name="Standard"/>
      <text:p text:style-name="Standard">Sums iTRAQ reporters for all peptides for a given protein. <text:s/>If peptide matches multiple accession, the partent protein is considered simply to be the first protein in the list. <text:s/>Makes OUTPUT.xls and Summary.ppt. <text:s/>Supports 4-plex and 8-plex iTRAQ.</text:p>
      <text:p text:style-name="Standard"/>
      <text:p text:style-name="P3">Kinase analysis</text:p>
      <text:p text:style-name="Standard"/>
      <text:p text:style-name="P2">label_kinases(filename, sheetname="Data", organism="HUMAN")</text:p>
      <text:p text:style-name="P7"/>
      <text:p text:style-name="P7">Matches each peptide to UNIPROT subdatabase of kinases. <text:s/>This version calls retrieve_database (organism) to make a dictionary of header:sequence for HUMAN or MOUSE. <text:s/>The databases reside in SouthStation and correspond to EC2.7.10.-, 2.7.11.-, 2.7.12.- (protein kinases).</text:p>
      <text:p text:style-name="P7"><text:soft-page-break/>Creates new columns: Kinase? (True/False), Matches (UNIPROT header), Unique (Is it a unique kinase match?)</text:p>
      <text:p text:style-name="Standard"/>
      <text:p text:style-name="P2">kinase_match(filename, sheetname="Data", flag="Stringent", phoscheck = False, peptide_stringency = 1, organism = "human")</text:p>
      <text:p text:style-name="Standard"/>
      <text:p text:style-name="P7">This version calls retrieve_database (organism) to make a dictionary of header:sequence for HUMAN or MOUSE. <text:s/>The databases reside in SouthStation and correspond to EC2.7.10.-, 2.7.11.-, 2.7.12.- (protein kinases).</text:p>
      <text:p text:style-name="P7"/>
      <text:p text:style-name="Standard"/>
      <text:p text:style-name="P3">Visualizing Protein Coverage</text:p>
      <text:p text:style-name="P2"/>
      <text:p text:style-name="P5">The protein class is used to represent coverage.</text:p>
      <text:p text:style-name="P5"/>
      <text:p text:style-name="P6">class protein():</text:p>
      <text:p text:style-name="P6"><text:s text:c="4"/>def __init__(self, sequence):</text:p>
      <text:p text:style-name="P6"><text:tab/>self.sequence = sequence</text:p>
      <text:p text:style-name="P6"><text:s text:c="8"/><text:tab/>self._metadata=[]</text:p>
      <text:p text:style-name="P5"/>
      <text:p text:style-name="P5">_metadata contains information about each residue:</text:p>
      <text:p text:style-name="P5">{"Bold":False, "Color":"Black", "Underline":False, "Size":10, "Score":0, "Mods":set()}</text:p>
      <text:p text:style-name="P5"/>
      <text:p text:style-name="P5">prot = protein(sequence)</text:p>
      <text:p text:style-name="P5"/>
      <text:p text:style-name="P2">save(self)</text:p>
      <text:p text:style-name="P5"><text:tab/>user selects file to save as</text:p>
      <text:p text:style-name="P2">saveFile(self, filename)</text:p>
      <text:p text:style-name="P5"><text:tab/>filename to save as is argument</text:p>
      <text:p text:style-name="P2">map(self, filename, sheetname)</text:p>
      <text:p text:style-name="P5"><text:tab/>maps coverage of peptides in sheet</text:p>
      <text:p text:style-name="P2"/>
      <text:p text:style-name="P2">coverage(sequence, filename, sheetname)</text:p>
      <text:p text:style-name="Standard"><text:tab/>For initial mapping of proteins. <text:s/>Allows user to save with “S” button. <text:s/>Give it sheet and filename.</text:p>
      <text:p text:style-name="Standard"/>
      <text:p text:style-name="P2">load_coverage()</text:p>
      <text:p text:style-name="Standard"><text:tab/>Loads a .prt file (user selects). <text:s/>Displays the coverage.<text:tab/></text:p>
      <text:p text:style-name="Standard"/>
      <text:p text:style-name="P2">display_coverage(filename)</text:p>
      <text:p text:style-name="Standard"><text:tab/>Similar to load_coverage except .prt filename is passed as an argument.</text:p>
      <text:p text:style-name="Standard"/>
      <text:p text:style-name="P3">Protein base</text:p>
      <text:p text:style-name="Standard"><text:a xlink:type="simple" xlink:href="file://glu/MS_Data_02/SBF_Programming/SouthStation">\\glu\MS_Data_02\SBF_Programming\SouthStation</text:a></text:p>
      <text:p text:style-name="Standard"/>
      <text:p text:style-name="Standard">import protein_core.protein_base.pb as pb</text:p>
      <text:p text:style-name="Standard">pb[“BSA”]</text:p>
      <text:p text:style-name="Standard"/>
      <text:p text:style-name="P3"><text:soft-page-break/>Tools for processing protein pilot data</text:p>
      <text:p text:style-name="P2">[void] annotate_pilot_xls_with_file(filename, sheetname)</text:p>
      <text:p text:style-name="Standard">In the same directory, there should be a file called “File Map”.</text:p>
      <text:p text:style-name="Standard"/>
      <text:p text:style-name="P2">[void] create_filtered_phos_sheet_for_pilot(filename, sheet_name='fdr')</text:p>
      <text:p text:style-name="Standard">Filters protein pilot search result (in xls format): Only phospho peptides that are derived from the FWD database and have FDR&lt;1%, and are fully labeled with iTRAQ, and have at least one iTRAQ label, are reported in a new sheet appended with '2'.</text:p>
      <text:p text:style-name="Standard"/>
      <text:p text:style-name="P2">mgf_dict = make_quant_dict_from_mgf(filename)</text:p>
      <text:p text:style-name="Standard">Reads all titles from mgf file. <text:s/>Keys are file|scan, returning quant data as a list. <text:s/>Right now ONLY SUPPORTS 8-plex. <text:s/>This function was used to annotate protein pilot search results for Orbitrap data searched via mgf.</text:p>
      <text:p text:style-name="Standard"/>
      <text:p text:style-name="P4">Example processing protein pilot data</text:p>
      <text:p text:style-name="Standard"/>
      <text:list xml:id="list1215357748352155176" text:style-name="L1">
        <text:list-item>
          <text:p text:style-name="P8">Process the data sheet</text:p>
          <text:p text:style-name="P8">protein_core.process_protein_pilot_file(filename)</text:p>
          <text:p text:style-name="P8">protein_core.create_filtered_phos_sheet_for_pilot(filename, sheet_name='fdr')</text:p>
          <text:p text:style-name="P8"/>
        </text:list-item>
        <text:list-item>
          <text:p text:style-name="P8">If necessary, combine CID-HCD</text:p>
        </text:list-item>
      </text:list>
      <text:list xml:id="list8232803540419181150" text:style-name="L2">
        <text:list-header>
          <text:p text:style-name="P9">For Luckey Data, this was done with Luckey Process 3, a variant of combine CID-HCD</text:p>
          <text:p text:style-name="P9">This combined CID, HCD (accurate mass search), HCD-LTQ (trap tolerance search).</text:p>
          <text:p text:style-name="P9">When an exact workflow comes into place, should move to protein_core</text:p>
        </text:list-header>
      </text:list>
      <text:p text:style-name="Standard"/>
      <text:list xml:id="list3300356480202611531" text:style-name="L3">
        <text:list-item>
          <text:p text:style-name="P10">Extract the quantitative information</text:p>
          <text:p text:style-name="P10">For Luckey Data, this was done with mgf_dict test (pickles dictionary of file|scan to quant) and mgf_dict test 2. <text:s/>Mgf_dict test uses mgf_dict = protein_core.make_quant_dict_from_mgf(mgf).</text:p>
        </text:list-item>
      </text:list>
      <text:p text:style-name="Standard"><text:tab/>Mgf_dict test 2 reads the pickle file and iterates through the sheet to write the quant data.</text:p>
      <text:p text:style-name="Standard"/>
      <text:list xml:id="list8512095474943031941" text:style-name="L4">
        <text:list-item>
          <text:p text:style-name="P11">Combine peptides</text:p>
          <text:p text:style-name="P11">protein_core.pilot_combine_reporters(filename, sheetname, type='iTRAQ(8-plex)')</text:p>
          <text:p text:style-name="P11">Makes summed and max.</text:p>
        </text:list-item>
      </text:list>
      <text:p text:style-name="Standard"/>
      <text:list xml:id="list3450005942542686030" text:style-name="L5">
        <text:list-item>
          <text:p text:style-name="P12">Apply correction factors</text:p>
          <text:p text:style-name="P12">mz_core.derive_CF()</text:p>
          <text:p text:style-name="P12">mz_core.apply_CF()</text:p>
        </text:list-item>
      </text:list>
      <text:p text:style-name="Standard"/>
      <text:p text:style-name="P13">Protein Pilot, making fast_peptide_search databases</text:p>
      <text:p text:style-name="Standard"/>
      <text:p text:style-name="Standard">Fast_peptide_search uses forward and reverse sql sequence databases to quickly assign fwd and reverse status of peptide hits.</text:p>
      <text:p text:style-name="Standard"/>
      <text:p text:style-name="Standard">make_sequence_database(seqfile, dbFile, enzyme="Trypsin", missed_cleavages = 6)</text:p>
      <text:p text:style-name="Standard">make_revdb_from_fasta(fastafile, dbFile, enzyme="Trypsin", missed_cleavages = 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4T16:12:32.88</meta:creation-date>
    <dc:date>2013-01-25T10:32:59.71</dc:date>
    <meta:editing-duration>P37DT20H30M32S</meta:editing-duration>
    <meta:editing-cycles>39</meta:editing-cycles>
    <meta:generator>OpenOffice.org/3.4.1$Win32 OpenOffice.org_project/341m1$Build-9593</meta:generator>
    <meta:document-statistic meta:table-count="1" meta:image-count="0" meta:object-count="0" meta:page-count="5" meta:paragraph-count="137" meta:word-count="1141" meta:character-count="8603"/>
  </office:meta>
</office:document-meta>
</file>